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Hoja1" table:style-name="ta1">
        <table:table-column table:style-name="co1" table:number-columns-repeated="20" table:default-cell-style-name="Default"/>
        <table:table-row table:style-name="ro1">
          <table:table-cell table:number-columns-repeated="2"/>
          <table:table-cell office:value-type="string">
            <text:p>www.clarin.com</text:p>
          </table:table-cell>
          <table:table-cell/>
          <table:table-cell office:value-type="float" office:value="0.530103">
            <text:p>0,530103</text:p>
          </table:table-cell>
          <table:table-cell/>
          <table:table-cell office:value-type="string">
            <text:p>0.53010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 office:value-type="string">
            <text:p>clarin.com</text:p>
          </table:table-cell>
          <table:table-cell office:value-type="string">
            <text:p>&amp;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 office:value-type="string">
            <text:p>clarin.com</text:p>
          </table:table-cell>
          <table:table-cell office:value-type="string">
            <text:p>&amp;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 office:value-type="string">
            <text:p>clarin.com/deportes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www.ole.com.ar</text:p>
          </table:table-cell>
          <table:table-cell/>
          <table:table-cell office:value-type="float" office:value="0.530103">
            <text:p>0,530103</text:p>
          </table:table-cell>
          <table:table-cell/>
          <table:table-cell office:value-type="string">
            <text:p>0.53010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office:value-type="string">
            <text:p>ole.com.ar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ole.com.ar</text:p>
          </table:table-cell>
          <table:table-cell office:value-type="string">
            <text:p>&amp;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office:value-type="string">
            <text:p>ole.com.ar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www.clasificados.clarin.com</text:p>
          </table:table-cell>
          <table:table-cell/>
          <table:table-cell office:value-type="float" office:value="0.467965">
            <text:p>0,467965</text:p>
          </table:table-cell>
          <table:table-cell/>
          <table:table-cell office:value-type="string">
            <text:p>0.467965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clasificados.clarin.com</text:p>
          </table:table-cell>
          <table:table-cell office:value-type="string">
            <text:p>&amp;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office:value-type="string">
            <text:p>clasificados.clarin.com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clarin.com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www.ciudad.com.ar</text:p>
          </table:table-cell>
          <table:table-cell/>
          <table:table-cell office:value-type="float" office:value="0.467965">
            <text:p>0,467965</text:p>
          </table:table-cell>
          <table:table-cell/>
          <table:table-cell office:value-type="string">
            <text:p>0.46796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&amp;</text:p>
          </table:table-cell>
          <table:table-cell office:value-type="string">
            <text:p>ciudad.com.ar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ciudad.com.ar</text:p>
          </table:table-cell>
          <table:table-cell office:value-type="string">
            <text:p>&amp;</text:p>
          </table:table-cell>
          <table:table-cell office:value-type="float" office:value="3">
            <text:p>3</text:p>
          </table:table-cell>
          <table:table-cell office:value-type="string">
            <text:p>&amp;</text:p>
          </table:table-cell>
          <table:table-cell office:value-type="string">
            <text:p>clasificados.clarin.com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canchallena.lanacion.com.ar</text:p>
          </table:table-cell>
          <table:table-cell/>
          <table:table-cell table:style-name="ce1" office:value-type="float" office:value="0.0000269486">
            <text:p>2,69E-005</text:p>
          </table:table-cell>
          <table:table-cell/>
          <table:table-cell table:style-name="ce1" office:value-type="string">
            <text:p>2.69486e-0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office:value-type="string">
            <text:p>lanacion.com.ar/ <text:s text:c="8"/></text:p>
          </table:table-cell>
          <table:table-cell office:value-type="string">
            <text:p>&amp;</text:p>
          </table:table-cell>
          <table:table-cell office:value-type="float" office:value="3">
            <text:p>3</text:p>
          </table:table-cell>
          <table:table-cell office:value-type="string">
            <text:p>&amp;</text:p>
          </table:table-cell>
          <table:table-cell office:value-type="string">
            <text:p>canchallena.lanacion.com.ar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ciudad.com.ar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www.lanacion.com.ar/ <text:s text:c="8"/></text:p>
          </table:table-cell>
          <table:table-cell/>
          <table:table-cell table:style-name="ce1" office:value-type="float" office:value="0.0000155892">
            <text:p>1,56E-005</text:p>
          </table:table-cell>
          <table:table-cell/>
          <table:table-cell table:style-name="ce1" office:value-type="string">
            <text:p>1.55892e-05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canchallena.lanacion.com.ar</text:p>
          </table:table-cell>
          <table:table-cell office:value-type="string">
            <text:p>&amp;</text:p>
          </table:table-cell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office:value-type="string">
            <text:p>lanacion.com.ar/ <text:s text:c="8"/></text:p>
          </table:table-cell>
          <table:table-cell office:value-type="string">
            <text:p>&amp;</text:p>
          </table:table-cell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office:value-type="string">
            <text:p>lanacion.com.ar/ <text:s text:c="8"/>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www.rollingstone.com.ar</text:p>
          </table:table-cell>
          <table:table-cell/>
          <table:table-cell table:style-name="ce1" office:value-type="float" office:value="0.0000155436">
            <text:p>1,55E-005</text:p>
          </table:table-cell>
          <table:table-cell/>
          <table:table-cell table:style-name="ce1" office:value-type="string">
            <text:p>1.55436e-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&amp;</text:p>
          </table:table-cell>
          <table:table-cell office:value-type="string">
            <text:p>rollingstone.com.ar</text:p>
          </table:table-cell>
          <table:table-cell office:value-type="string">
            <text:p>&amp;</text:p>
          </table:table-cell>
          <table:table-cell office:value-type="float" office:value="5">
            <text:p>5</text:p>
          </table:table-cell>
          <table:table-cell office:value-type="string">
            <text:p>&amp;</text:p>
          </table:table-cell>
          <table:table-cell office:value-type="string">
            <text:p>rollingstone.com.ar</text:p>
          </table:table-cell>
          <table:table-cell office:value-type="string">
            <text:p>&amp;</text:p>
          </table:table-cell>
          <table:table-cell office:value-type="float" office:value="5">
            <text:p>5</text:p>
          </table:table-cell>
          <table:table-cell office:value-type="string">
            <text:p>&amp;</text:p>
          </table:table-cell>
          <table:table-cell office:value-type="string">
            <text:p>rollingstone.com.ar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www.zonaprop.com.ar</text:p>
          </table:table-cell>
          <table:table-cell/>
          <table:table-cell table:style-name="ce1" office:value-type="float" office:value="0.0000155436">
            <text:p>1,55E-005</text:p>
          </table:table-cell>
          <table:table-cell/>
          <table:table-cell table:style-name="ce1" office:value-type="string">
            <text:p>1.55436e-05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zonaprop.com.ar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zonaprop.com.ar</text:p>
          </table:table-cell>
          <table:table-cell office:value-type="string">
            <text:p>&amp;</text:p>
          </table:table-cell>
          <table:table-cell office:value-type="float" office:value="6">
            <text:p>6</text:p>
          </table:table-cell>
          <table:table-cell office:value-type="string">
            <text:p>&amp;</text:p>
          </table:table-cell>
          <table:table-cell office:value-type="string">
            <text:p>canchallena.lanacion.com.ar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www.google.com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&amp;</text:p>
          </table:table-cell>
          <table:table-cell office:value-type="string">
            <text:p>google.com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google.com</text:p>
          </table:table-cell>
          <table:table-cell office:value-type="string">
            <text:p>&amp;</text:p>
          </table:table-cell>
          <table:table-cell office:value-type="float" office:value="7">
            <text:p>7</text:p>
          </table:table-cell>
          <table:table-cell office:value-type="string">
            <text:p>&amp;</text:p>
          </table:table-cell>
          <table:table-cell office:value-type="string">
            <text:p>zonaprop.com.ar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www.clarin.com/deportes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clarin.com/deportes</text:p>
          </table:table-cell>
          <table:table-cell office:value-type="string">
            <text:p>&amp;</text:p>
          </table:table-cell>
          <table:table-cell office:value-type="float" office:value="6">
            <text:p>6</text:p>
          </table:table-cell>
          <table:table-cell office:value-type="string">
            <text:p>&amp;</text:p>
          </table:table-cell>
          <table:table-cell office:value-type="string">
            <text:p>clarin.com/deportes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yahoo.com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www.infobae.com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infobae.com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infobae.com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pagina12.com.ar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www.mamapuntocero.com.a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mamapuntocero.com.ar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mamapuntocero.com.ar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mamapuntocero.com.ar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www.pagina12.com.a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pagina12.com.ar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pagina12.com.ar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infobae.com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2"/>
          <table:table-cell office:value-type="string">
            <text:p>www.yahoo.com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yahoo.com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yahoo.com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google.com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4"/>
          <table:table-cell office:value-type="string">
            <text:p>aut</text:p>
          </table:table-cell>
          <table:table-cell/>
          <table:table-cell office:value-type="string">
            <text:p>aut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 office:value-type="string">
            <text:p>clarin.com</text:p>
          </table:table-cell>
          <table:table-cell office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hub</text:p>
          </table:table-cell>
          <table:table-cell/>
          <table:table-cell office:value-type="string">
            <text:p>hu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office:value-type="string">
            <text:p>ole.com.ar</text:p>
          </table:table-cell>
          <table:table-cell office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www.clarin.com/deportes</text:p>
          </table:table-cell>
          <table:table-cell/>
          <table:table-cell office:value-type="float" office:value="0.61511">
            <text:p>0,61511</text:p>
          </table:table-cell>
          <table:table-cell/>
          <table:table-cell office:value-type="string">
            <text:p>0.61511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clasificados.clarin.com</text:p>
          </table:table-cell>
          <table:table-cell office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www.ole.com.ar</text:p>
          </table:table-cell>
          <table:table-cell/>
          <table:table-cell office:value-type="float" office:value="0.451758">
            <text:p>0,451758</text:p>
          </table:table-cell>
          <table:table-cell/>
          <table:table-cell office:value-type="string">
            <text:p>0.451758</text:p>
          </table:table-cell>
          <table:table-cell/>
          <table:table-cell office:value-type="float" office:value="3">
            <text:p>3</text:p>
          </table:table-cell>
          <table:table-cell office:value-type="string">
            <text:p>&amp;</text:p>
          </table:table-cell>
          <table:table-cell office:value-type="string">
            <text:p>ciudad.com.ar</text:p>
          </table:table-cell>
          <table:table-cell office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www.clarin.com</text:p>
          </table:table-cell>
          <table:table-cell/>
          <table:table-cell office:value-type="float" office:value="0.451758">
            <text:p>0,451758</text:p>
          </table:table-cell>
          <table:table-cell/>
          <table:table-cell office:value-type="string">
            <text:p>0.45175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office:value-type="string">
            <text:p>lanacion.com.ar</text:p>
          </table:table-cell>
          <table:table-cell office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www.clasificados.clarin.com</text:p>
          </table:table-cell>
          <table:table-cell/>
          <table:table-cell office:value-type="float" office:value="0.326703">
            <text:p>0,326703</text:p>
          </table:table-cell>
          <table:table-cell/>
          <table:table-cell office:value-type="string">
            <text:p>0.326703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canchallena.lanacion.com.ar</text:p>
          </table:table-cell>
          <table:table-cell office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www.ciudad.com.ar</text:p>
          </table:table-cell>
          <table:table-cell/>
          <table:table-cell office:value-type="float" office:value="0.326703">
            <text:p>0,326703</text:p>
          </table:table-cell>
          <table:table-cell/>
          <table:table-cell office:value-type="string">
            <text:p>0.326703</text:p>
          </table:table-cell>
          <table:table-cell/>
          <table:table-cell office:value-type="float" office:value="5">
            <text:p>5</text:p>
          </table:table-cell>
          <table:table-cell office:value-type="string">
            <text:p>&amp;</text:p>
          </table:table-cell>
          <table:table-cell office:value-type="string">
            <text:p>rollingstone.com.ar</text:p>
          </table:table-cell>
          <table:table-cell office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www.lanacion.com.ar/ <text:s text:c="8"/></text:p>
          </table:table-cell>
          <table:table-cell/>
          <table:table-cell table:style-name="ce1" office:value-type="float" office:value="0.0000178838">
            <text:p>1,79E-005</text:p>
          </table:table-cell>
          <table:table-cell/>
          <table:table-cell table:style-name="ce1" office:value-type="string">
            <text:p>1.78838e-05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zonaprop.com.ar</text:p>
          </table:table-cell>
          <table:table-cell office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www.rollingstone.com.ar</text:p>
          </table:table-cell>
          <table:table-cell/>
          <table:table-cell table:style-name="ce1" office:value-type="float" office:value="0.0000131081">
            <text:p>1,31E-005</text:p>
          </table:table-cell>
          <table:table-cell/>
          <table:table-cell table:style-name="ce1" office:value-type="string">
            <text:p>1.31081e-05</text:p>
          </table:table-cell>
          <table:table-cell/>
          <table:table-cell office:value-type="float" office:value="6">
            <text:p>6</text:p>
          </table:table-cell>
          <table:table-cell office:value-type="string">
            <text:p>&amp;</text:p>
          </table:table-cell>
          <table:table-cell office:value-type="string">
            <text:p>google.com</text:p>
          </table:table-cell>
          <table:table-cell office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anchallena.lanacion.com.ar</text:p>
          </table:table-cell>
          <table:table-cell/>
          <table:table-cell table:style-name="ce1" office:value-type="float" office:value="0.00000480382">
            <text:p>4,80E-006</text:p>
          </table:table-cell>
          <table:table-cell/>
          <table:table-cell table:style-name="ce1" office:value-type="string">
            <text:p>4.80382e-06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clarin.com/deportes</text:p>
          </table:table-cell>
          <table:table-cell office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www.zonaprop.com.a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infobae.com</text:p>
          </table:table-cell>
          <table:table-cell office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www.yahoo.com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mamapuntocero.com.ar</text:p>
          </table:table-cell>
          <table:table-cell office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www.pagina12.com.a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pagina.com.ar</text:p>
          </table:table-cell>
          <table:table-cell office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www.mamapuntocero.com.a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yahoo.com</text:p>
          </table:table-cell>
          <table:table-cell office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www.infobae.com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www.google.com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www.clarin.com</text:p>
          </table:table-cell>
          <table:table-cell/>
          <table:table-cell office:value-type="float" office:value="0.185414">
            <text:p>0,185414</text:p>
          </table:table-cell>
          <table:table-cell/>
          <table:table-cell office:value-type="string">
            <text:p>0.18541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www.ole.com.ar</text:p>
          </table:table-cell>
          <table:table-cell/>
          <table:table-cell office:value-type="float" office:value="0.185414">
            <text:p>0,185414</text:p>
          </table:table-cell>
          <table:table-cell/>
          <table:table-cell office:value-type="string">
            <text:p>0.18541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www.clasificados.clarin.com</text:p>
          </table:table-cell>
          <table:table-cell/>
          <table:table-cell office:value-type="float" office:value="0.128626">
            <text:p>0,128626</text:p>
          </table:table-cell>
          <table:table-cell/>
          <table:table-cell office:value-type="string">
            <text:p>0.1286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www.ciudad.com.ar</text:p>
          </table:table-cell>
          <table:table-cell/>
          <table:table-cell office:value-type="float" office:value="0.128626">
            <text:p>0,128626</text:p>
          </table:table-cell>
          <table:table-cell/>
          <table:table-cell office:value-type="string">
            <text:p>0.1286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www.lanacion.com.ar/ <text:s text:c="8"/></text:p>
          </table:table-cell>
          <table:table-cell/>
          <table:table-cell office:value-type="float" office:value="0.0956996">
            <text:p>0,0956996</text:p>
          </table:table-cell>
          <table:table-cell/>
          <table:table-cell office:value-type="string">
            <text:p>0.09569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canchallena.lanacion.com.ar</text:p>
          </table:table-cell>
          <table:table-cell/>
          <table:table-cell office:value-type="float" office:value="0.0663794">
            <text:p>0,0663794</text:p>
          </table:table-cell>
          <table:table-cell/>
          <table:table-cell office:value-type="string">
            <text:p>0.06637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www.rollingstone.com.ar</text:p>
          </table:table-cell>
          <table:table-cell/>
          <table:table-cell office:value-type="float" office:value="0.0465761">
            <text:p>0,0465761</text:p>
          </table:table-cell>
          <table:table-cell/>
          <table:table-cell office:value-type="string">
            <text:p>0.046576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www.zonaprop.com.ar</text:p>
          </table:table-cell>
          <table:table-cell/>
          <table:table-cell office:value-type="float" office:value="0.0465761">
            <text:p>0,0465761</text:p>
          </table:table-cell>
          <table:table-cell/>
          <table:table-cell office:value-type="string">
            <text:p>0.046576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www.google.com</text:p>
          </table:table-cell>
          <table:table-cell/>
          <table:table-cell office:value-type="float" office:value="0.0194479">
            <text:p>0,0194479</text:p>
          </table:table-cell>
          <table:table-cell/>
          <table:table-cell office:value-type="string">
            <text:p>0.019447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www.clarin.com/deportes</text:p>
          </table:table-cell>
          <table:table-cell/>
          <table:table-cell office:value-type="float" office:value="0.0194479">
            <text:p>0,0194479</text:p>
          </table:table-cell>
          <table:table-cell/>
          <table:table-cell office:value-type="string">
            <text:p>0.019447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www.infobae.com</text:p>
          </table:table-cell>
          <table:table-cell/>
          <table:table-cell office:value-type="float" office:value="0.0194479">
            <text:p>0,0194479</text:p>
          </table:table-cell>
          <table:table-cell/>
          <table:table-cell office:value-type="string">
            <text:p>0.019447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www.mamapuntocero.com.ar</text:p>
          </table:table-cell>
          <table:table-cell/>
          <table:table-cell office:value-type="float" office:value="0.0194479">
            <text:p>0,0194479</text:p>
          </table:table-cell>
          <table:table-cell/>
          <table:table-cell office:value-type="string">
            <text:p>0.0194479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www.pagina12.com.ar</text:p>
          </table:table-cell>
          <table:table-cell/>
          <table:table-cell office:value-type="float" office:value="0.0194479">
            <text:p>0,0194479</text:p>
          </table:table-cell>
          <table:table-cell/>
          <table:table-cell office:value-type="string">
            <text:p>0.019447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www.yahoo.com</text:p>
          </table:table-cell>
          <table:table-cell/>
          <table:table-cell office:value-type="float" office:value="0.0194479">
            <text:p>0,0194479</text:p>
          </table:table-cell>
          <table:table-cell/>
          <table:table-cell office:value-type="string">
            <text:p>0.0194479</text:p>
          </table:table-cell>
          <table:table-cell table:number-columns-repeated="13"/>
        </table:table-row>
        <table:table-row table:style-name="ro2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2 www.clarin.com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8 www.ole.com.a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9 www.clasificados.clarin.com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11 www.ciudad.com.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4 www.lanacion.com.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6 canchallena.lanacion.com.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7 www.rollingstone.com.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12 www.zonaprop.com.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1 www.google.com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3 www.clarin.com/deportes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5 www.infobae.com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10 www.mamapuntocero.com.a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13 www.pagina12.com.a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14 www.yahoo.com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3"/>
        </table:table-row>
        <table:table-row table:style-name="ro2" table:number-rows-repeated="104851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Hoja1.C33:Hoja1.G4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Muller</meta:initial-creator>
    <meta:creation-date>2014-12-01T18:58:21</meta:creation-date>
    <dc:date>2014-12-01T20:08:37</dc:date>
    <dc:creator>Javier Muller</dc:creator>
    <meta:editing-duration>PT9M34S</meta:editing-duration>
    <meta:editing-cycles>1</meta:editing-cycles>
    <meta:document-statistic meta:table-count="3" meta:cell-count="365" meta:object-count="0"/>
    <meta:generator>LibreOffice/3.5$Linux_X86_64 LibreOffice_project/350m1$Build-2</meta:generator>
  </office:meta>
</office:document-meta>
</file>